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0b6" officeooo:paragraph-rsid="0018c0b6"/>
    </style:style>
    <style:style style:name="P2" style:family="paragraph" style:parent-style-name="Standard">
      <style:text-properties officeooo:rsid="0019625a" officeooo:paragraph-rsid="0019625a"/>
    </style:style>
    <style:style style:name="P3" style:family="paragraph" style:parent-style-name="Standard">
      <style:text-properties officeooo:rsid="001b5e43" officeooo:paragraph-rsid="001b5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o 14-05</text:p>
      <text:p text:style-name="P1"/>
      <text:p text:style-name="P1">vendas</text:p>
      <text:p text:style-name="P1"/>
      <text:p text:style-name="P1">products</text:p>
      <text:p text:style-name="P1"/>
      <text:p text:style-name="P1">name</text:p>
      <text:p text:style-name="P1">price</text:p>
      <text:p text:style-name="P1">quantity</text:p>
      <text:p text:style-name="P1"/>
      <text:p text:style-name="P1"/>
      <text:p text:style-name="P2">1 – adicionar produto</text:p>
      <text:p text:style-name="P2">2 – retirar produto</text:p>
      <text:p text:style-name="P2">3 – concluir compra</text:p>
      <text:p text:style-name="P2">4 – limpar carrinho</text:p>
      <text:p text:style-name="P2">5 – mostrar itens</text:p>
      <text:p text:style-name="P2">6 – sair</text:p>
      <text:p text:style-name="P2"/>
      <text:p text:style-name="P2">lista com dicionário de itens</text:p>
      <text:p text:style-name="P2"/>
      <text:p text:style-name="P2">compra concluída</text:p>
      <text:p text:style-name="P2"/>
      <text:p text:style-name="P2">Valor Total 21.800,00</text:p>
      <text:p text:style-name="P2"/>
      <text:p text:style-name="P2">atualizar quantity e zerar carrinho;</text:p>
      <text:p text:style-name="P2"/>
      <text:p text:style-name="P3">select name, price, quantity from products where name like “%$name%”;</text:p>
      <text:p text:style-name="P3"/>
      <text:p text:style-name="P3">database sale</text:p>
      <text:p text:style-name="P3">table produc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0:55:05.224727481</meta:creation-date>
    <dc:date>2025-05-14T21:34:36.376581387</dc:date>
    <meta:editing-duration>PT28M2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53" meta:character-count="345" meta:non-whitespace-character-count="305"/>
  </office:meta>
</office:document-meta>
</file>